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variant="normal" fo:text-transform="none" fo:font-style="normal"/>
    </style:style>
    <style:style style:name="P3" style:family="paragraph" style:parent-style-name="Text_20_body">
      <style:paragraph-properties fo:line-height="137%" fo:text-align="end" style:justify-single-word="false"/>
      <style:text-properties style:font-name="inherit" fo:font-weight="bold"/>
    </style:style>
    <style:style style:name="P4" style:family="paragraph" style:parent-style-name="Text_20_body" style:list-style-name="L1">
      <style:paragraph-properties fo:margin-top="0in" fo:margin-bottom="0in" fo:orphans="2" fo:widows="2" fo:padding="0in" fo:border="none"/>
      <style:text-properties fo:font-variant="normal" fo:text-transform="none" fo:color="#000000" style:font-name="inherit" fo:font-size="12pt" fo:letter-spacing="normal" fo:font-style="normal" fo:font-weight="normal" style:font-name-asian="inherit" style:font-size-asian="12pt" style:font-style-asian="normal" style:font-weight-asian="normal" style:font-name-complex="inherit" style:font-size-complex="12pt" style:font-style-complex="normal" style:font-weight-complex="normal"/>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list-style-name="L1">
      <style:paragraph-properties fo:margin-left="0in" fo:margin-right="0in" fo:margin-top="0in" fo:margin-bottom="0in" fo:line-height="137%" fo:orphans="2" fo:widows="2" fo:text-indent="0in" style:auto-text-indent="false" fo:padding="0in" fo:border="none"/>
    </style:style>
    <style:style style:name="P7" style:family="paragraph" style:parent-style-name="Text_20_body" style:list-style-name="L1">
      <style:paragraph-properties fo:margin-left="0in" fo:margin-right="0in" fo:margin-top="0in" fo:margin-bottom="0in" fo:line-height="137%" fo:text-indent="0in" style:auto-text-indent="false" fo:padding="0in" fo:border="none"/>
    </style:style>
    <style:style style:name="P8" style:family="paragraph" style:parent-style-name="Text_20_body" style:list-style-name="L1">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style:font-name-asian="inherit" style:font-size-asian="12pt" style:font-style-asian="normal" style:font-weight-asian="normal" style:font-name-complex="inherit" style:font-size-complex="12pt" style:font-style-complex="normal" style:font-weight-complex="normal"/>
    </style:style>
    <style:style style:name="P9" style:family="paragraph" style:parent-style-name="Text_20_body" style:list-style-name="L1">
      <style:paragraph-properties fo:margin-left="0in" fo:margin-right="0in" fo:margin-top="0in" fo:margin-bottom="0in" fo:line-height="100%" fo:text-align="start" style:justify-single-word="false" fo:text-indent="0in" style:auto-text-indent="false" fo:padding="0in" fo:border="none"/>
      <style:text-properties fo:font-variant="normal" fo:text-transform="none" fo:color="#000000" style:font-name="inherit" fo:font-size="12pt" fo:letter-spacing="normal" fo:font-style="normal" fo:font-weight="normal" style:font-name-asian="inherit" style:font-size-asian="12pt" style:font-style-asian="normal" style:font-weight-asian="normal" style:font-name-complex="inherit" style:font-size-complex="12pt" style:font-style-complex="normal" style:font-weight-complex="normal"/>
    </style:style>
    <style:style style:name="P10" style:family="paragraph" style:parent-style-name="Text_20_body" style:list-style-name="L1">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font-name="inherit" fo:font-size="9pt" fo:letter-spacing="normal" fo:font-style="normal" fo:font-weight="normal"/>
    </style:style>
    <style:style style:name="P11" style:family="paragraph" style:parent-style-name="Text_20_body" style:list-style-name="L1">
      <style:paragraph-properties fo:margin-left="0in" fo:margin-right="0in" fo:margin-top="0in" fo:margin-bottom="0in" fo:line-height="137%" fo:orphans="2" fo:widows="2" fo:text-indent="0in" style:auto-text-indent="false" fo:padding="0in" fo:border="none"/>
      <style:text-properties fo:font-variant="normal" fo:text-transform="none" fo:color="#000000" style:text-line-through-style="none" style:font-name="inherit" fo:font-size="12pt" fo:letter-spacing="normal" style:text-underline-style="none" fo:font-weight="bold" style:text-blinking="false" style:font-name-asian="inherit" style:font-size-asian="12pt" style:font-name-complex="inherit" style:font-size-complex="12pt"/>
    </style:style>
    <style:style style:name="P12"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style:font-name="inherit" fo:font-size="12pt" style:font-name-asian="inherit" style:font-size-asian="12pt" style:font-name-complex="inherit" style:font-size-complex="12pt"/>
    </style:style>
    <style:style style:name="P13" style:family="paragraph" style:parent-style-name="Text_20_body" style:list-style-name="L1">
      <style:paragraph-properties fo:margin-left="0in" fo:margin-right="0in" fo:margin-top="0in" fo:margin-bottom="0in" fo:text-align="start" style:justify-single-word="false" fo:text-indent="0in" style:auto-text-indent="false" fo:padding="0in" fo:border="none"/>
      <style:text-properties style:font-name="inherit" fo:font-size="12pt" style:font-name-asian="inherit" style:font-size-asian="12pt" style:font-name-complex="inherit" style:font-size-complex="12pt"/>
    </style:style>
    <style:style style:name="P14" style:family="paragraph" style:parent-style-name="Text_20_body" style:list-style-name="L1">
      <style:paragraph-properties fo:margin-left="0in" fo:margin-right="0in" fo:margin-top="0in" fo:margin-bottom="0in" fo:line-height="100%" fo:text-align="start" style:justify-single-word="false" fo:orphans="2" fo:widows="2" fo:text-indent="0in" style:auto-text-indent="false" fo:padding="0in" fo:border="none"/>
      <style:text-properties style:font-name="inherit" fo:font-size="9pt" fo:font-weight="normal"/>
    </style:style>
    <style:style style:name="P15"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style>
    <style:style style:name="P16" style:family="paragraph" style:parent-style-name="Text_20_body" style:list-style-name="L1">
      <style:paragraph-properties fo:margin-left="0in" fo:margin-right="0in" fo:margin-top="0.0835in" fo:margin-bottom="0in" fo:line-height="112%"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style:font-name-asian="inherit" style:font-size-asian="12pt" style:font-name-complex="inherit" style:font-size-complex="12pt"/>
    </style:style>
    <style:style style:name="P17" style:family="paragraph" style:parent-style-name="Text_20_body" style:list-style-name="L1">
      <style:paragraph-properties fo:margin-left="0in" fo:margin-right="0in" fo:margin-top="0.0835in" fo:margin-bottom="0in" fo:line-height="112%" fo:text-align="start" style:justify-single-word="false" fo:text-indent="0in" style:auto-text-indent="false" fo:padding="0in" fo:border="none"/>
      <style:text-properties fo:font-variant="normal" fo:text-transform="none" fo:color="#000000" style:font-name="inherit" fo:font-size="12pt" fo:letter-spacing="normal" fo:font-style="normal" fo:font-weight="normal" style:font-name-asian="inherit" style:font-size-asian="12pt" style:font-name-complex="inherit" style:font-size-complex="12pt"/>
    </style:style>
    <style:style style:name="P18" style:family="paragraph" style:parent-style-name="Text_20_body" style:list-style-name="L1">
      <style:paragraph-properties fo:margin-left="0in" fo:margin-right="0in" fo:margin-top="0.0835in" fo:margin-bottom="0in" fo:line-height="112%"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style:style>
    <style:style style:name="P19" style:family="paragraph" style:parent-style-name="Text_20_body" style:list-style-name="L1">
      <style:paragraph-properties fo:margin-left="0.1665in" fo:margin-right="0in" fo:margin-top="0in" fo:margin-bottom="0in" fo:text-indent="0in" style:auto-text-indent="false"/>
      <style:text-properties fo:font-variant="normal" fo:text-transform="none" fo:color="#000000" style:font-name="inherit" fo:font-size="12pt" fo:letter-spacing="normal" style:font-name-asian="inherit" style:font-size-asian="12pt" style:font-name-complex="inherit" style:font-size-complex="12pt"/>
    </style:style>
    <style:style style:name="P20" style:family="paragraph" style:parent-style-name="Text_20_body" style:list-style-name="L1">
      <style:paragraph-properties fo:margin-left="0.1665in" fo:margin-right="0in" fo:margin-top="0in" fo:margin-bottom="0in" fo:orphans="2" fo:widows="2" fo:text-indent="0in" style:auto-text-indent="false" fo:padding="0in" fo:border="none"/>
      <style:text-properties fo:font-variant="normal" fo:text-transform="none" fo:color="#000000" style:font-name="inherit" fo:font-size="12pt" fo:letter-spacing="normal" style:font-name-asian="inherit" style:font-size-asian="12pt" style:font-name-complex="inherit" style:font-size-complex="12pt"/>
    </style:style>
    <style:style style:name="P21"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style>
    <style:style style:name="P22" style:family="paragraph" style:parent-style-name="Quotations" style:list-style-name="L1">
      <style:paragraph-properties fo:margin-left="0.3937in" fo:margin-right="0.3937in" fo:margin-top="0in" fo:margin-bottom="0in" fo:line-height="137%" fo:orphans="2" fo:widows="2" fo:text-indent="0in" style:auto-text-indent="false" fo:padding="0in" fo:border="none"/>
      <style:text-properties fo:font-variant="normal" fo:text-transform="none" fo:color="#000000" style:font-name="inherit" fo:font-size="12pt" fo:letter-spacing="normal" fo:font-style="normal" fo:font-weight="normal"/>
    </style:style>
    <style:style style:name="P23" style:family="paragraph" style:parent-style-name="Quotations" style:list-style-name="L1">
      <style:paragraph-properties fo:margin-left="0.3937in" fo:margin-right="0.3937in" fo:margin-top="0in" fo:margin-bottom="0in" fo:line-height="137%" fo:text-indent="0in" style:auto-text-indent="false" fo:padding="0in" fo:border="none"/>
    </style:style>
    <style:style style:name="P24" style:family="paragraph" style:parent-style-name="Heading_20_2" style:list-style-name="L1">
      <style:paragraph-properties fo:margin-left="0in" fo:margin-right="0in" fo:margin-top="0in" fo:margin-bottom="0in" fo:line-height="137%" fo:orphans="2" fo:widows="2" fo:text-indent="0in" style:auto-text-indent="false" fo:padding="0in" fo:border="none"/>
      <style:text-properties fo:font-variant="normal" fo:text-transform="none" fo:color="#000000" style:font-name="inherit" fo:font-size="12pt" fo:letter-spacing="normal"/>
    </style:style>
    <style:style style:name="T1" style:family="text">
      <style:text-properties fo:font-variant="normal" fo:text-transform="none" fo:color="#dcddde" style:font-name="Whitney" fo:font-size="12pt" fo:letter-spacing="normal" fo:font-style="normal" fo:font-weight="normal"/>
    </style:style>
    <style:style style:name="T2" style:family="text">
      <style:text-properties fo:font-variant="normal" fo:text-transform="none" fo:color="#dcddde" fo:letter-spacing="normal"/>
    </style:style>
    <style:style style:name="T3" style:family="text">
      <style:text-properties fo:font-variant="normal" fo:text-transform="none" style:text-line-through-style="none" style:font-name="Whitney" fo:font-size="12pt" fo:letter-spacing="normal" fo:font-style="normal" style:text-underline-style="none" fo:font-weight="normal" style:text-blinking="false"/>
    </style:style>
    <style:style style:name="T4" style:family="text">
      <style:text-properties fo:font-variant="normal" fo:text-transform="none" fo:color="#000000" style:font-name="inherit" fo:font-size="12pt" fo:letter-spacing="normal" fo:font-style="normal" fo:font-weight="bold"/>
    </style:style>
    <style:style style:name="T5" style:family="text">
      <style:text-properties fo:font-variant="normal" fo:text-transform="none" fo:color="#000000" style:font-name="inherit" fo:font-size="12pt" fo:letter-spacing="normal" fo:font-style="normal" fo:font-weight="normal"/>
    </style:style>
    <style:style style:name="T6" style:family="text">
      <style:text-properties fo:font-variant="normal" fo:text-transform="none" fo:color="#000000" style:font-name="inherit" fo:font-size="12pt" fo:letter-spacing="normal" fo:font-style="normal" fo:font-weight="normal" style:font-name-asian="inherit" style:font-size-asian="12pt" style:font-style-asian="normal" style:font-weight-asian="normal" style:font-name-complex="inherit" style:font-size-complex="12pt" style:font-style-complex="normal" style:font-weight-complex="normal"/>
    </style:style>
    <style:style style:name="T7" style:family="text">
      <style:text-properties fo:font-variant="normal" fo:text-transform="none" fo:color="#000000" style:font-name="inherit" fo:font-size="12pt" fo:letter-spacing="normal" fo:font-style="normal" fo:font-weight="normal" fo:background-color="#202225"/>
    </style:style>
    <style:style style:name="T8" style:family="text">
      <style:text-properties fo:font-variant="normal" fo:text-transform="none" fo:color="#000000" style:font-name="inherit" fo:font-size="12pt" fo:letter-spacing="normal" fo:font-weight="bold" style:font-name-asian="inherit" style:font-size-asian="12pt" style:font-name-complex="inherit" style:font-size-complex="12pt"/>
    </style:style>
    <style:style style:name="T9" style:family="text">
      <style:text-properties fo:font-variant="normal" fo:text-transform="none" fo:color="#000000" style:font-name="inherit" fo:font-size="12pt" fo:letter-spacing="normal" fo:font-weight="normal" style:font-name-asian="inherit" style:font-size-asian="12pt" style:font-name-complex="inherit" style:font-size-complex="12pt"/>
    </style:style>
    <style:style style:name="T10" style:family="text">
      <style:text-properties fo:font-variant="normal" fo:text-transform="none" fo:color="#000000" style:text-line-through-style="none" style:font-name="inherit" fo:font-size="12pt" fo:letter-spacing="normal" fo:font-style="normal" style:text-underline-style="none" fo:font-weight="normal" style:text-blinking="false" style:font-name-asian="inherit" style:font-size-asian="12pt" style:font-style-asian="normal" style:font-weight-asian="normal" style:font-name-complex="inherit" style:font-size-complex="12pt" style:font-style-complex="normal" style:font-weight-complex="normal"/>
    </style:style>
    <style:style style:name="T11" style:family="text">
      <style:text-properties fo:font-variant="normal" fo:text-transform="none" fo:color="#000000" style:text-line-through-style="none" style:font-name="inherit" fo:font-size="12pt" fo:letter-spacing="normal" fo:font-style="normal" style:text-underline-style="none" fo:font-weight="bold" style:text-blinking="false"/>
    </style:style>
    <style:style style:name="T12" style:family="text">
      <style:text-properties fo:font-variant="normal" fo:text-transform="none" fo:color="#000000" style:text-line-through-style="none" style:font-name="inherit" fo:font-size="12pt" fo:letter-spacing="normal" style:text-underline-style="none" fo:font-weight="normal" style:text-blinking="false" style:font-name-asian="inherit" style:font-size-asian="12pt" style:font-name-complex="inherit" style:font-size-complex="12pt"/>
    </style:style>
    <style:style style:name="T13" style:family="text">
      <style:text-properties fo:font-variant="normal" fo:text-transform="none" fo:color="#000000" style:text-line-through-style="none" fo:letter-spacing="normal" fo:font-style="normal" style:text-underline-style="none" fo:font-weight="bold" style:text-blinking="false"/>
    </style:style>
    <style:style style:name="T14" style:family="text">
      <style:text-properties style:text-line-through-style="none" style:font-name="inherit" fo:font-size="12pt" style:text-underline-style="none" fo:font-weight="normal" style:text-blinking="false"/>
    </style:style>
    <style:style style:name="T15" style:family="text">
      <style:text-properties fo:font-weight="bold"/>
    </style:style>
    <style:style style:name="T16" style:family="text">
      <style:text-properties style:font-name="inherit" fo:font-weight="normal"/>
    </style:style>
    <style:style style:name="T17" style:family="text">
      <style:text-properties style:font-name="inherit" fo:font-size="12pt" fo:font-weight="bold"/>
    </style:style>
    <style:style style:name="T18" style:family="text">
      <style:text-properties style:font-name="inherit" fo:font-size="12pt" style:font-name-asian="inherit" style:font-size-asian="12pt" style:font-name-complex="inherit" style:font-size-complex="12pt"/>
    </style:style>
    <style:style style:name="T19" style:family="text">
      <style:text-properties fo:background-color="#202225"/>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Graphics">
      <style:graphic-properties fo:margin-left="0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417in" fo:margin-right="0.0417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It's demonstrated that opioids induce endolysosomal deacidification in our neurons which promotes iron accumulation in the cytosol. This provokes a functional iron deficiency in the mitochondria and upregulation of ferritin heavy chain within the cytosol and this locks of iron that can't serve proteostatic functions. </text:span><text:a xlink:type="simple" xlink:href="https://www.ncbi.nlm.nih.gov/pmc/articles/PMC6675873/" office:target-frame-name="_blank" xlink:show="new" text:style-name="Internet_20_link" text:visited-style-name="Visited_20_Internet_20_Link"><text:span text:style-name="T3">https://www.ncbi.nlm.nih.gov/pmc/articles/PMC6675873/</text:span></text:a><text:span text:style-name="T2"> </text:span><text:span text:style-name="T1">free iron that's accumulated through a variety of neuroinflammatory insults such as chronic cortisol induced CMS pathology provoking glutamatergic disinhibition on pyramidal cells provokes the synthesis of allopregnanolone </text:span><text:a xlink:type="simple" xlink:href="https://pubmed.ncbi.nlm.nih.gov/23227932/" office:target-frame-name="_blank" xlink:show="new" text:style-name="Internet_20_link" text:visited-style-name="Visited_20_Internet_20_Link"><text:span text:style-name="T3">https://pubmed.ncbi.nlm.nih.gov/23227932/</text:span></text:a><text:span text:style-name="T2"> </text:span><text:a xlink:type="simple" xlink:href="https://www.ncbi.nlm.nih.gov/pmc/articles/PMC3578010/" office:target-frame-name="_blank" xlink:show="new" text:style-name="Internet_20_link" text:visited-style-name="Visited_20_Internet_20_Link"><text:span text:style-name="T3">https://www.ncbi.nlm.nih.gov/pmc/articles/PMC3578010/</text:span></text:a><text:span text:style-name="T2"> </text:span><text:span text:style-name="T1">and it can be demonstrated that chronic intermittent allopregnanolone provokes the functional defecits observed in CMS by inducing a tolerance to allopregnanolone through provoking microglial synaptic pruning through TPSO activation and this and other mediating factors provoke the endocytosis of gaba a receptors, provokes the reduction in somatostatin release from sst interneuron reducing their functions. </text:span><text:a xlink:type="simple" xlink:href="https://www.ncbi.nlm.nih.gov/pmc/articles/PMC3031054/" office:target-frame-name="_blank" xlink:show="new" text:style-name="Internet_20_link" text:visited-style-name="Visited_20_Internet_20_Link"><text:span text:style-name="T3">https://www.ncbi.nlm.nih.gov/pmc/articles/PMC3031054/</text:span></text:a><text:span text:style-name="T2"> </text:span><text:a xlink:type="simple" xlink:href="https://www.ncbi.nlm.nih.gov/pmc/articles/PMC3245370/" office:target-frame-name="_blank" xlink:show="new" text:style-name="Internet_20_link" text:visited-style-name="Visited_20_Internet_20_Link"><text:span text:style-name="T3">https://www.ncbi.nlm.nih.gov/pmc/articles/PMC3245370/</text:span></text:a><text:span text:style-name="T2"> </text:span><text:a xlink:type="simple" xlink:href="https://www.ncbi.nlm.nih.gov/pmc/articles/PMC3766825/" office:target-frame-name="_blank" xlink:show="new" text:style-name="Internet_20_link" text:visited-style-name="Visited_20_Internet_20_Link"><text:span text:style-name="T3">https://www.ncbi.nlm.nih.gov/pmc/articles/PMC3766825/</text:span></text:a><text:span text:style-name="T2"> </text:span><text:span text:style-name="T1">It could be demonstrated that some drugs in the SSRI class provoke allopregnanolone synthesis and SSRI induced sexual dysfunction may be a functional consequence of exacerbation of CMS pathology through allopregnanolone tolerance and endocytosis of GABA a receptors provoking glutamatergic disinhibition. Chronic stimulation of gaba a receptors by allopregnanolone provokes the synthesis and release of Neuropeptide FF which acts as a functional endogenous antagonist of mu opioid receptors blocking the activation of mu opioid receptors by endorphins which also contributes to this pathology. Administration of a neuropeptide ff antagonist reverses opioid tolerance. </text:span><text:a xlink:type="simple" xlink:href="https://pubmed.ncbi.nlm.nih.gov/16407169/" office:target-frame-name="_blank" xlink:show="new" text:style-name="Internet_20_link" text:visited-style-name="Visited_20_Internet_20_Link"><text:span text:style-name="T3">https://pubmed.ncbi.nlm.nih.gov/16407169/</text:span></text:a> <text:line-break/><text:line-break/></text:p>
      <text:p text:style-name="P21">_______________________________________________________________________________<text:line-break/><text:span text:style-name="T16">From the paper: </text:span><text:span text:style-name="Strong_20_Emphasis"><text:span text:style-name="T17">Tolerance to allopregnanolone with focus on the GABA-A receptor</text:span></text:span><text:span text:style-name="T16"> </text:span></text:p>
      <text:section text:style-name="Sect1" text:name="message-content-987021988411363419">
        <text:list xml:id="list7595854541316741865" text:style-name="L1">
          <text:list-header>
            <text:p text:style-name="P23"><text:span text:style-name="Strong_20_Emphasis"><text:span text:style-name="T4">Changes during acute and chronic stress </text:span></text:span><text:span text:style-name="T5">Allopregnanolone and THDOC are released during stress as stress activates the hypothalamus-pituitary-adrenal axis that releases corticosteroids, including THDOC and allopregnanolone (Purdy et al., 1991; Serra et al., 2000; Reddy, 2003). Metabolites of glucocorticoids have also been shown to enhance the GABA-A receptor effect of allopregnanolone (Stromberg et al., 2005). The neurosteroid allopregnanolone has previously been shown to interfere with noradrenergic and corticosteroid-mediated regulation of corticotrophin-releasing hormone release and gene transcription (Patchev et al., 1996). Those observations indicate that allopregnanolone might affect the neuroendocrine response to acute stress by influencing the hypothalamus-pituitary-adrenal axis (Patchev et al., 1996; 1997;). A repetitive stress condition in animals has been shown to result in alterations in function and sensitivity of the GABA-A receptor (Deutsch et </text:span><text:soft-page-break/><text:span text:style-name="T5">al., 1994; Serra et al., 2000; Dong et al., 2001; Guidotti et al., 2001; Biggio et al., 2007), pointing to the possibility that chronic stress condition is related to the development of tolerance against GABA-A receptor active compounds from the adrenal glands.</text:span></text:p>
          </text:list-header>
        </text:list>
      </text:section>
      <text:section text:style-name="Sect1" text:name="message-content-987023688782209104">
        <text:list xml:id="list33578348" text:continue-numbering="true" text:style-name="L1">
          <text:list-item>
            <text:p text:style-name="P7"><text:span text:style-name="T6">treatment with allopregnanolone is a measure to determine allopregnanolone tolerance. I do not interpret it to be a treatment of cms, It's tantamount to the administration of benzodiazepines for the mitigation of general anxiety disorder. It's demonstrated in the gaba deafferentation hypothesis that increased inflammation in the periphery increases gabaergic tone and this provokes allopregnanolone synthesis in the liver ,hyperammonemia, and hyperbilrubinenemia provoking the activity of Heme oxygenase which provokes the breakdown of heme into carbon monoxide, and iron and this provokes the accumulation of iron within microglial cells. </text:span><text:a xlink:type="simple" xlink:href="https://pubmed.ncbi.nlm.nih.gov/33212416/" office:target-frame-name="_blank" xlink:show="new" text:style-name="Internet_20_link" text:visited-style-name="Visited_20_Internet_20_Link"><text:span text:style-name="T10">https://pubmed.ncbi.nlm.nih.gov/33212416/</text:span></text:a><text:span text:style-name="T6"> </text:span></text:p>
            <text:p text:style-name="P23"><text:span text:style-name="Strong_20_Emphasis"><text:span text:style-name="T4">Aged WT mice showed higher basal expression levels of microglial HO-1 in the brain than adult mice. This increase was even higher when exposed to an inflammatory stimulus (LPS via i.p.) and was accompanied by alterations in different iron-related metabolism proteins, resulting in an increase of iron deposits, oxidative stress, ferroptosis and cognitive decline.</text:span></text:span><text:span text:style-name="T5"> Furthermore, microglia exhibited a primed phenotype and increased levels of inflammatory markers such as iNOS, p65, IL-1β, TNF-α, Caspase-1 and NLRP3.</text:span><text:span text:style-name="T7"> Interestingly, all these alterations were prevented in aged HMOX1M-KO and WT mice treated with the HO-1 inhibitor ZnPPIX. In order to determine the effects of microglial HO-1-dependent iron overload, aged WT mice were treated with the iron chelator deferoxamine (DFX). DFX caused major improvements in iron, inflammatory and behavioral alterations found in aged mice exposed to LPS</text:span></text:p>
          </text:list-item>
        </text:list>
      </text:section>
      <text:section text:style-name="Sect1" text:name="message-accessories-987023688782209104">
        <text:list xml:id="list33554291" text:continue-numbering="true" text:style-name="L1">
          <text:list-item>
            <text:p text:style-name="P9">PubMed</text:p>
            <text:p text:style-name="P13"><text:a xlink:type="simple" xlink:href="https://pubmed.ncbi.nlm.nih.gov/33212416/" office:target-frame-name="_blank" xlink:show="new" text:style-name="Internet_20_link" text:visited-style-name="Visited_20_Internet_20_Link"><text:span text:style-name="T13">Protective role of microglial HO-1 blockade in aging: Implication o...</text:span></text:a></text:p>
            <text:p text:style-name="P17">Heme oxygenase-1 (HO-1) is an inducible enzyme known for its anti-inflammatory, antioxidant and neuroprotective effects. However, increased expression of HO-1 during aging and age-related neurodegenerative diseases have been associated to neurotoxic ferric iron deposits. Being microglia responsible …</text:p>
            <text:p text:style-name="P19"><draw:frame draw:style-name="fr3" draw:name="graphics1" text:anchor-type="char" svg:width="0.8335in" svg:height="0.8335in" draw:z-index="1"><draw:image xlink:href="https://images-ext-2.discordapp.net/external/aI7wFgKLZtVwyVbW_MBtRYj8YQVlFz4n5_mx8DDc7R0/https/cdn.ncbi.nlm.nih.gov/pubmed/persistent/pubmed-meta-image.png?width=100&amp;height=100" xlink:type="simple" xlink:show="embed" xlink:actuate="onLoad"/></draw:frame></text:p>
          </text:list-item>
        </text:list>
      </text:section>
      <text:list xml:id="list33558817" text:continue-numbering="true" text:style-name="L1">
        <text:list-item>
          <text:list>
            <text:list-item>
              <text:h text:style-name="P24" text:outline-level="2"><draw:frame draw:style-name="fr4" draw:name="graphics2" text:anchor-type="char" svg:x="0.2083in" svg:width="0.4165in" svg:height="0.4165in" draw:z-index="2"><draw:image xlink:href="https://cdn.discordapp.com/avatars/965451759780773989/0926d2a74beb1c58269b1e63f81f00b6.webp?size=100" xlink:type="simple" xlink:show="embed" xlink:actuate="onLoad"/></draw:frame><text:bookmark text:name="chat-messages-987025756716695633"/><text:bookmark text:name="message-username-987025756716695633"/><text:span text:style-name="T15">Pax1l</text:span><draw:frame draw:style-name="fr2" draw:name="Frame4" text:anchor-type="char" svg:width="0.0161in" draw:z-index="3"><draw:text-box fo:min-height="0.0161in"><text:p text:style-name="P1">— </text:p></draw:text-box></draw:frame><text:span text:style-name="T15">06/16/2022</text:span><draw:frame draw:style-name="fr1" draw:name="Frame1" text:anchor-type="char" svg:x="0in" svg:width="0.5835in" draw:z-index="0"><draw:text-box fo:min-height="0.0161in"><text:p text:style-name="P3">11:59 AM<draw:frame draw:style-name="fr2" draw:name="Frame2" text:anchor-type="char" svg:width="0.0161in" draw:z-index="21"><draw:text-box fo:min-height="0.0161in"><text:p text:style-name="P2">[</text:p></draw:text-box></draw:frame><draw:frame draw:style-name="fr2" draw:name="Frame3" text:anchor-type="char" svg:width="0.0161in" draw:z-index="22"><draw:text-box fo:min-height="0.0161in"><text:p text:style-name="P2">]</text:p></draw:text-box></draw:frame></text:p></draw:text-box></draw:frame></text:h>
            </text:list-item>
          </text:list>
        </text:list-item>
      </text:list>
      <text:section text:style-name="Sect1" text:name="message-content-987025756716695633">
        <text:list xml:id="list33562253" text:continue-numbering="true" text:style-name="L1">
          <text:list-header>
            <text:p text:style-name="P6"><text:soft-page-break/><text:span text:style-name="T16">I believe the best course of action for mitigating the pathology of hepatic and diabetic enchephalopathy and gabaergic deafferentation is the administration of agents that mitigate the endocytosis of gaba receptors such as BDZ antagonists, such as the endogenous gaba a antagonist pregnenolone. It's demonstrated that reduced insulin transport and dysfunction in insulin sensitivity in our hypothalamus leads to defects in neuronal steroidogenesis of pregnenolone and that allows for the accumulation of cholesterol into lipid rafts and a further exacerbation of neuroinflammation as pregnenolone serves important functions in mitigation of neuroinflammation and introducing pregnenolone to the brain mitigates and reverses the synaptic defecits and astrocytic swelling from hyperammonemia </text:span><text:a xlink:type="simple" xlink:href="https://pubmed.ncbi.nlm.nih.gov/35108514/" office:target-frame-name="_blank" xlink:show="new" text:style-name="Internet_20_link" text:visited-style-name="Visited_20_Internet_20_Link"><text:span text:style-name="T14">https://pubmed.ncbi.nlm.nih.gov/35108514/</text:span></text:a><text:span text:style-name="T16"> </text:span></text:p>
            <text:p text:style-name="P22">In recent years, a complex bidirectional interplay between the disruption of brain cholesterol metabolism and insulin resistance has been revealed. Indeed, murine models of diabetes and aging display a reduction in brain cholesterol biosynthesis associated with cognitive phenotypes (Martín-Segura et al., 2019; Suzuki et al., 2010, 2013).<text:span text:style-name="T19"> In this regard, recent findings have disclosed a role for the disruption of intracellular cholesterol trafficking in neurodegeneration, with the identification of steroidogenic acute regulatory protein (Stard1) as a potential preclinical marker associated with early stages of Alzheimer disease (Arenas et al., 2020). </text:span>Cholesterol is the precursor for the biogenesis of neurosteroids, which are steroid hormone derivatives locally synthesized within the brain. In this process, Stard1 mediates the trafficking of cholesterol to the mitochondria, which is subsequently metabolized by CYP11A1 (P450Scc) into the neurosteroid precursor pregnenolone (Arenas et al., 2017; Manna et al., 2016).</text:p>
          </text:list-header>
        </text:list>
      </text:section>
      <text:section text:style-name="Sect1" text:name="message-accessories-987025756716695633">
        <text:list xml:id="list33550818" text:continue-numbering="true" text:style-name="L1">
          <text:list-header>
            <text:p text:style-name="P8">PubMed</text:p>
            <text:p text:style-name="P12"><text:a xlink:type="simple" xlink:href="https://pubmed.ncbi.nlm.nih.gov/35108514/" office:target-frame-name="_blank" xlink:show="new" text:style-name="Internet_20_link" text:visited-style-name="Visited_20_Internet_20_Link"><text:span text:style-name="T13">Hypothalamic pregnenolone mediates recognition memory in the contex...</text:span></text:a></text:p>
            <text:p text:style-name="P16">Obesity and type 2 diabetes are associated with cognitive dysfunction. Because the hypothalamus is implicated in energy balance control and memory disorders, we hypothesized that specific neurons in this brain region are at the interface of metabolism and cognition. Acute obesogenic diet administrat …</text:p>
            <text:p text:style-name="P20"><draw:frame draw:style-name="fr3" draw:name="graphics3" text:anchor-type="char" svg:width="0.8335in" svg:height="0.8335in" draw:z-index="4"><draw:image xlink:href="https://images-ext-2.discordapp.net/external/aI7wFgKLZtVwyVbW_MBtRYj8YQVlFz4n5_mx8DDc7R0/https/cdn.ncbi.nlm.nih.gov/pubmed/persistent/pubmed-meta-image.png?width=100&amp;height=100" xlink:type="simple" xlink:show="embed" xlink:actuate="onLoad"/></draw:frame></text:p>
          </text:list-header>
        </text:list>
      </text:section>
      <text:list xml:id="list33553500" text:continue-numbering="true" text:style-name="L1">
        <text:list-item>
          <text:list>
            <text:list-item>
              <text:h text:style-name="P24" text:outline-level="2"><draw:frame draw:style-name="fr4" draw:name="graphics4" text:anchor-type="char" svg:x="0.2083in" svg:width="0.4165in" svg:height="0.4165in" draw:z-index="5"><draw:image xlink:href="https://cdn.discordapp.com/avatars/965451759780773989/0926d2a74beb1c58269b1e63f81f00b6.webp?size=100" xlink:type="simple" xlink:show="embed" xlink:actuate="onLoad"/></draw:frame><text:bookmark text:name="chat-messages-987030321482592306"/><text:bookmark text:name="message-username-987030321482592306"/><text:span text:style-name="T15">Pax1l</text:span><draw:frame draw:style-name="fr2" draw:name="Frame5" text:anchor-type="char" svg:width="0.0161in" draw:z-index="6"><draw:text-box fo:min-height="0.0161in"><text:p text:style-name="P1">— </text:p></draw:text-box></draw:frame><text:span text:style-name="T15">06/16/2022</text:span></text:h>
            </text:list-item>
          </text:list>
        </text:list-item>
      </text:list>
      <text:section text:style-name="Sect1" text:name="message-content-987030321482592306">
        <text:list xml:id="list33565189" text:continue-numbering="true" text:style-name="L1">
          <text:list-header>
            <text:p text:style-name="P6"><text:a xlink:type="simple" xlink:href="https://www.ncbi.nlm.nih.gov/pmc/articles/PMC4835883/" office:target-frame-name="_blank" xlink:show="new" text:style-name="Internet_20_link" text:visited-style-name="Visited_20_Internet_20_Link"><text:span text:style-name="T14">https://www.ncbi.nlm.nih.gov/pmc/articles/PMC4835883/</text:span></text:a><text:span text:style-name="T16"> This study demonstrates that neuroinflammation contributes to an increase in gabaergic tone as a defect in </text:span><text:soft-page-break/><text:span text:style-name="T16">neuronal insulin sensitivity, glutamatergic homeostasis from reduced activity of glutamate transporter leads to glutamatergic disinhibition and chronic hyperammonemia induced activation of pyramidal cells provoking release of allopregnanolone. Its this disinhibition of gabaergic signaling within the periphery and within the brain that contributes to somatostatin dysfunction and transcriptional drift leading to a disinhibition in endozapine synthesis as gaba interferes with the functional activity of somatostatin interneurons by promoting the hyperpolarization of gabaergic interneurons leading to an exacerbation in glutamatergic disinhibition </text:span><text:a xlink:type="simple" xlink:href="https://pubmed.ncbi.nlm.nih.gov/16033417/" office:target-frame-name="_blank" xlink:show="new" text:style-name="Internet_20_link" text:visited-style-name="Visited_20_Internet_20_Link"><text:span text:style-name="T14">https://pubmed.ncbi.nlm.nih.gov/16033417/</text:span></text:a><text:span text:style-name="T16"> </text:span><text:a xlink:type="simple" xlink:href="https://pubmed.ncbi.nlm.nih.gov/16033415/" office:target-frame-name="_blank" xlink:show="new" text:style-name="Internet_20_link" text:visited-style-name="Visited_20_Internet_20_Link"><text:span text:style-name="T14">https://pubmed.ncbi.nlm.nih.gov/16033415/</text:span></text:a><text:span text:style-name="T16"> </text:span><text:a xlink:type="simple" xlink:href="https://www.ncbi.nlm.nih.gov/pmc/articles/PMC3180997/" office:target-frame-name="_blank" xlink:show="new" text:style-name="Internet_20_link" text:visited-style-name="Visited_20_Internet_20_Link"><text:span text:style-name="T14">https://www.ncbi.nlm.nih.gov/pmc/articles/PMC3180997/</text:span></text:a><text:span text:style-name="T16"> This is known as the gabaergic deafferentation hypothesis of brain aging and it interfaces with the hypothalamic inflammation model of metabolic disorder and cognitive decline due to functional defects in insulin transport to the brain, pregnenolone steroidogenesis, processing of cholesterol and the accumulation of sphingolipids, defects in cerebral glucocereboxidase activity, ferritin turnover within the brain and this leads to functional iron deficiency leading to defects in proteostasis. </text:span><text:a xlink:type="simple" xlink:href="https://pubmed.ncbi.nlm.nih.gov/8717636/" office:target-frame-name="_blank" xlink:show="new" text:style-name="Internet_20_link" text:visited-style-name="Visited_20_Internet_20_Link"><text:span text:style-name="T14">https://pubmed.ncbi.nlm.nih.gov/8717636/</text:span></text:a><text:span text:style-name="T16"> </text:span><text:a xlink:type="simple" xlink:href="https://pubmed.ncbi.nlm.nih.gov/9527011/" office:target-frame-name="_blank" xlink:show="new" text:style-name="Internet_20_link" text:visited-style-name="Visited_20_Internet_20_Link"><text:span text:style-name="T14">https://pubmed.ncbi.nlm.nih.gov/9527011/</text:span></text:a><text:span text:style-name="T16"> </text:span><text:a xlink:type="simple" xlink:href="https://pubmed.ncbi.nlm.nih.gov/8159265/" office:target-frame-name="_blank" xlink:show="new" text:style-name="Internet_20_link" text:visited-style-name="Visited_20_Internet_20_Link"><text:span text:style-name="T14">https://pubmed.ncbi.nlm.nih.gov/8159265/</text:span></text:a><text:span text:style-name="T16"> </text:span><text:a xlink:type="simple" xlink:href="https://www.ncbi.nlm.nih.gov/pmc/articles/PMC4465775/" office:target-frame-name="_blank" xlink:show="new" text:style-name="Internet_20_link" text:visited-style-name="Visited_20_Internet_20_Link"><text:span text:style-name="T14">https://www.ncbi.nlm.nih.gov/pmc/articles/PMC4465775/</text:span></text:a><text:span text:style-name="T16"> </text:span><text:a xlink:type="simple" xlink:href="https://onlinelibrary.wiley.com/doi/full/10.1002/jha2.321" office:target-frame-name="_blank" xlink:show="new" text:style-name="Internet_20_link" text:visited-style-name="Visited_20_Internet_20_Link"><text:span text:style-name="T14">https://onlinelibrary.wiley.com/doi/full/10.1002/jha2.321</text:span></text:a><text:span text:style-name="T16"> Its demonstrated that insulin provokes the exocytosis of gaba, nmda, and ampa receptors to their cell surface and this is due to an increase in neuronal atp genesis from glucose stimulated energy metabolism and this accelerates the transport of mitochondria to synaptic vesicles.</text:span></text:p>
          </text:list-header>
        </text:list>
      </text:section>
      <text:section text:style-name="Sect1" text:name="message-accessories-987030321482592306">
        <text:list xml:id="list33548930" text:continue-numbering="true" text:style-name="L1">
          <text:list-header>
            <text:p text:style-name="P14">PubMed Central (PMC)</text:p>
            <text:p text:style-name="P15"><text:a xlink:type="simple" xlink:href="https://www.ncbi.nlm.nih.gov/pmc/articles/PMC4835883/" office:target-frame-name="_blank" xlink:show="new" text:style-name="Internet_20_link" text:visited-style-name="Visited_20_Internet_20_Link"><text:span text:style-name="T11">Neuroinflammation increases GABAergic tone and impairs cognitive an...</text:span></text:a></text:p>
            <text:p text:style-name="P18">Hyperammonemia induces neuroinflammation and increases GABAergic tone in the cerebellum which contributes to cognitive and motor impairment in hepatic encephalopathy (HE). The link between neuroinflammation and GABAergic tone remains unknown. New treatments ...</text:p>
            <text:p text:style-name="P10"><draw:frame draw:style-name="fr3" draw:name="graphics5" text:anchor-type="char" svg:width="0.8335in" svg:height="0.8335in" draw:z-index="11"><draw:image xlink:href="https://images-ext-1.discordapp.net/external/585hn_FBZaFVEbUgzbZqr16aMMPryyvP6vfrz1AomSw/%3F_%3D0/https/www.ncbi.nlm.nih.gov/corehtml/pmc/pmcgifs/pmc-logo-share.png?width=100&amp;height=100" xlink:type="simple" xlink:show="embed" xlink:actuate="onLoad"/></draw:frame>PubMed</text:p>
            <text:p text:style-name="P15"><text:a xlink:type="simple" xlink:href="https://pubmed.ncbi.nlm.nih.gov/16033417/" office:target-frame-name="_blank" xlink:show="new" text:style-name="Internet_20_link" text:visited-style-name="Visited_20_Internet_20_Link"><text:span text:style-name="T11">Beta-amyloid peptides stimulate endozepine biosynthesis in cultured...</text:span></text:a></text:p>
            <text:p text:style-name="P18">Accumulation of beta-amyloid peptide (Abeta), which is a landmark of Alzheimer's disease, may alter astrocyte functions before any visible symptoms of the disease <text:soft-page-break/>occur. Here, we examined the effects of Abeta on biosynthesis and release of diazepam-binding inhibitor (DBI), a polypeptide primarily ex …</text:p>
            <text:p text:style-name="P10"><draw:frame draw:style-name="fr3" draw:name="graphics6" text:anchor-type="char" svg:width="0.8335in" svg:height="0.8335in" draw:z-index="10"><draw:image xlink:href="https://images-ext-2.discordapp.net/external/aI7wFgKLZtVwyVbW_MBtRYj8YQVlFz4n5_mx8DDc7R0/https/cdn.ncbi.nlm.nih.gov/pubmed/persistent/pubmed-meta-image.png?width=100&amp;height=100" xlink:type="simple" xlink:show="embed" xlink:actuate="onLoad"/></draw:frame>PubMed</text:p>
            <text:p text:style-name="P15"><text:a xlink:type="simple" xlink:href="https://pubmed.ncbi.nlm.nih.gov/16033415/" office:target-frame-name="_blank" xlink:show="new" text:style-name="Internet_20_link" text:visited-style-name="Visited_20_Internet_20_Link"><text:span text:style-name="T11">Somatostatin down-regulates the expression and release of endozepin...</text:span></text:a></text:p>
            <text:p text:style-name="P18">Endozepines, a family of regulatory peptides related to diazepam-binding inhibitor (DBI), are synthesized and released by astroglial cells. Because rat astrocytes express various subtypes of somatostatin receptors (sst), we have investigated the effect of somatostatin on DBI mRNA level and endozepin …</text:p>
            <text:p text:style-name="P10"><draw:frame draw:style-name="fr3" draw:name="graphics7" text:anchor-type="char" svg:width="0.8335in" svg:height="0.8335in" draw:z-index="9"><draw:image xlink:href="https://images-ext-2.discordapp.net/external/aI7wFgKLZtVwyVbW_MBtRYj8YQVlFz4n5_mx8DDc7R0/https/cdn.ncbi.nlm.nih.gov/pubmed/persistent/pubmed-meta-image.png?width=100&amp;height=100" xlink:type="simple" xlink:show="embed" xlink:actuate="onLoad"/></draw:frame>PubMed Central (PMC)</text:p>
            <text:p text:style-name="P15"><text:a xlink:type="simple" xlink:href="https://www.ncbi.nlm.nih.gov/pmc/articles/PMC3180997/" office:target-frame-name="_blank" xlink:show="new" text:style-name="Internet_20_link" text:visited-style-name="Visited_20_Internet_20_Link"><text:span text:style-name="T11">Ethanol Enhances Neurosteroidogenesis in Hippocampal Pyramidal Neur...</text:span></text:a></text:p>
            <text:p text:style-name="P18">Using an antibody against 5α-reduced neurosteroids, predominantly allopregnanolone, we found that immunostaining in the CA1 region of rat hippocampal slices was confined to pyramidal neurons. This neurosteroid staining was increased following ...</text:p>
            <text:p text:style-name="P10"><draw:frame draw:style-name="fr3" draw:name="graphics8" text:anchor-type="char" svg:width="0.8335in" svg:height="0.8335in" draw:z-index="8"><draw:image xlink:href="https://images-ext-1.discordapp.net/external/585hn_FBZaFVEbUgzbZqr16aMMPryyvP6vfrz1AomSw/%3F_%3D0/https/www.ncbi.nlm.nih.gov/corehtml/pmc/pmcgifs/pmc-logo-share.png?width=100&amp;height=100" xlink:type="simple" xlink:show="embed" xlink:actuate="onLoad"/></draw:frame>PubMed</text:p>
            <text:p text:style-name="P15"><text:a xlink:type="simple" xlink:href="https://pubmed.ncbi.nlm.nih.gov/8717636/" office:target-frame-name="_blank" xlink:show="new" text:style-name="Internet_20_link" text:visited-style-name="Visited_20_Internet_20_Link"><text:span text:style-name="T11">GABAergic deafferentation hypothesis of brain aging and Alzheimer's...</text:span></text:a></text:p>
            <text:p text:style-name="P18">Recent experiments have shown that: 1) A chronic 10 month daily administration to rats of the benzodiazepine (BDZ) receptor antagonist, flumazenil (FL; 4 mg/kg in drinking water), from the age of 13 through 22 months, significantly retarded the age-related loss of cognitive functions, as ascertained …</text:p>
            <text:p text:style-name="P20"><draw:frame draw:style-name="fr3" draw:name="graphics9" text:anchor-type="char" svg:width="0.8335in" svg:height="0.8335in" draw:z-index="7"><draw:image xlink:href="https://images-ext-2.discordapp.net/external/aI7wFgKLZtVwyVbW_MBtRYj8YQVlFz4n5_mx8DDc7R0/https/cdn.ncbi.nlm.nih.gov/pubmed/persistent/pubmed-meta-image.png?width=100&amp;height=100" xlink:type="simple" xlink:show="embed" xlink:actuate="onLoad"/></draw:frame></text:p>
          </text:list-header>
        </text:list>
      </text:section>
      <text:list xml:id="list33553068" text:continue-numbering="true" text:style-name="L1">
        <text:list-item>
          <text:list>
            <text:list-item>
              <text:h text:style-name="P24" text:outline-level="2"><draw:frame draw:style-name="fr4" draw:name="graphics10" text:anchor-type="char" svg:x="0.2083in" svg:width="0.4165in" svg:height="0.4165in" draw:z-index="12"><draw:image xlink:href="https://cdn.discordapp.com/avatars/965451759780773989/0926d2a74beb1c58269b1e63f81f00b6.webp?size=100" xlink:type="simple" xlink:show="embed" xlink:actuate="onLoad"/></draw:frame><text:bookmark text:name="chat-messages-987033296116547675"/><text:bookmark text:name="message-username-987033296116547675"/><text:span text:style-name="T15">Pax1l</text:span><draw:frame draw:style-name="fr2" draw:name="Frame6" text:anchor-type="char" svg:width="0.0161in" draw:z-index="13"><draw:text-box fo:min-height="0.0161in"><text:p text:style-name="P1">— </text:p></draw:text-box></draw:frame><text:span text:style-name="T15">06/16/2022</text:span></text:h>
            </text:list-item>
          </text:list>
        </text:list-item>
      </text:list>
      <text:section text:style-name="Sect1" text:name="message-content-987033296116547675">
        <text:list xml:id="list33557409" text:continue-numbering="true" text:style-name="L1">
          <text:list-header>
            <text:p text:style-name="P6"><text:span text:style-name="T16">This is supported by the first study I shared supporting the evidence that endolysosomal deacidification from opioid receptor stimulation provokes iron accumulation in the cytosol and is responsible for the opioid induced synaptic defects and neurotransmission and quite possibly reduction in neurogenesis as well. Deferoxamine completel reverses these defects observed with morphine administration It's demonstrated that ICV deferoxamine is protective against subarachnoid hemorrhage as well as intranasal deferoxamine and heme oxygenase may be partially why deferoxamine is neuroprotective. </text:span><text:a xlink:type="simple" xlink:href="https://pubmed.ncbi.nlm.nih.gov/27618864/" office:target-frame-name="_blank" xlink:show="new" text:style-name="Internet_20_link" text:visited-style-name="Visited_20_Internet_20_Link"><text:span text:style-name="T14">https://pubmed.ncbi.nlm.nih.gov/27618864/</text:span></text:a><text:span text:style-name="T16"> It's shown that heme oxygenase activators potentiate the analgesia from opioids and provoke the exocytosis of opioid receptors to the cell surface. </text:span><text:a xlink:type="simple" xlink:href="https://pubmed.ncbi.nlm.nih.gov/25204546/" office:target-frame-name="_blank" xlink:show="new" text:style-name="Internet_20_link" text:visited-style-name="Visited_20_Internet_20_Link"><text:span text:style-name="T14">https://pubmed.ncbi.nlm.nih.gov/25204546/</text:span></text:a><text:span text:style-name="T16"> </text:span><text:a xlink:type="simple" xlink:href="https://pubmed.ncbi.nlm.nih.gov/23358127/" office:target-frame-name="_blank" xlink:show="new" text:style-name="Internet_20_link" text:visited-style-name="Visited_20_Internet_20_Link"><text:span text:style-name="T14">https://pubmed.ncbi.nlm.nih.gov/23358127/</text:span></text:a><text:span text:style-name="T16"> </text:span><text:a xlink:type="simple" xlink:href="https://pubmed.ncbi.nlm.nih.gov/26730587/" office:target-frame-name="_blank" xlink:show="new" text:style-name="Internet_20_link" text:visited-style-name="Visited_20_Internet_20_Link"><text:span text:style-name="T14">https://pubmed.ncbi.nlm.nih.gov/26730587/</text:span></text:a></text:p>
          </text:list-header>
        </text:list>
      </text:section>
      <text:section text:style-name="Sect1" text:name="message-accessories-987033296116547675">
        <text:list xml:id="list33567226" text:continue-numbering="true" text:style-name="L1">
          <text:list-header>
            <text:p text:style-name="P14">PubMed</text:p>
            <text:p text:style-name="P15"><text:a xlink:type="simple" xlink:href="https://pubmed.ncbi.nlm.nih.gov/27618864/" office:target-frame-name="_blank" xlink:show="new" text:style-name="Internet_20_link" text:visited-style-name="Visited_20_Internet_20_Link"><text:span text:style-name="T11">Heme oxygenase-1-mediated neuroprotection in subarachnoid hemorrhag...</text:span></text:a></text:p>
            <text:p text:style-name="P18">DFX neuroprotection is independent of vasospasm. ICV DFX treatment provides superior neuroprotection in a mouse model of SAH. Mechanisms of DFX neuroprotection after SAH may involve microglial/macrophage HO-1 expression. <text:soft-page-break/>Monitoring patient HO-1 expression during DFX treatment for hemorrhagic stroke …</text:p>
            <text:p text:style-name="P10"><draw:frame draw:style-name="fr3" draw:name="graphics11" text:anchor-type="char" svg:width="0.8335in" svg:height="0.8335in" draw:z-index="14"><draw:image xlink:href="https://images-ext-2.discordapp.net/external/aI7wFgKLZtVwyVbW_MBtRYj8YQVlFz4n5_mx8DDc7R0/https/cdn.ncbi.nlm.nih.gov/pubmed/persistent/pubmed-meta-image.png?width=100&amp;height=100" xlink:type="simple" xlink:show="embed" xlink:actuate="onLoad"/></draw:frame>PubMed</text:p>
            <text:p text:style-name="P15"><text:a xlink:type="simple" xlink:href="https://pubmed.ncbi.nlm.nih.gov/25204546/" office:target-frame-name="_blank" xlink:show="new" text:style-name="Internet_20_link" text:visited-style-name="Visited_20_Internet_20_Link"><text:span text:style-name="T11">Treatment with a heme oxygenase 1 inducer enhances the antinocicept...</text:span></text:a></text:p>
            <text:p text:style-name="P18">The administration of µ-opioid receptor (MOR), δ-opioid receptor (DOR), and cannabinoid 2 receptor (CB2R) agonists attenuates inflammatory pain. We investigated whether treatment with the heme oxygenase 1 (HO-1) inducer, cobalt protoporphyrin IX (CoPP), could modulate the local effects and expressio …</text:p>
            <text:p text:style-name="P10"><draw:frame draw:style-name="fr3" draw:name="graphics12" text:anchor-type="char" svg:width="0.8335in" svg:height="0.8335in" draw:z-index="15"><draw:image xlink:href="https://images-ext-2.discordapp.net/external/aI7wFgKLZtVwyVbW_MBtRYj8YQVlFz4n5_mx8DDc7R0/https/cdn.ncbi.nlm.nih.gov/pubmed/persistent/pubmed-meta-image.png?width=100&amp;height=100" xlink:type="simple" xlink:show="embed" xlink:actuate="onLoad"/></draw:frame>PubMed</text:p>
            <text:p text:style-name="P15"><text:a xlink:type="simple" xlink:href="https://pubmed.ncbi.nlm.nih.gov/23358127/" office:target-frame-name="_blank" xlink:show="new" text:style-name="Internet_20_link" text:visited-style-name="Visited_20_Internet_20_Link"><text:span text:style-name="T11">Treatment with carbon monoxide-releasing molecules and an HO-1 indu...</text:span></text:a></text:p>
            <text:p text:style-name="P18">This study shows that CO-RMs and CoPP treatments increase the local antinociceptive effects of morphine through enhancing MOR peripheral expression and inhibiting spinal microglial activation and overexpression of neuronal/inducible nitric oxide synthases.</text:p>
            <text:p text:style-name="P10"><draw:frame draw:style-name="fr3" draw:name="graphics13" text:anchor-type="char" svg:width="0.8335in" svg:height="0.8335in" draw:z-index="16"><draw:image xlink:href="https://images-ext-2.discordapp.net/external/aI7wFgKLZtVwyVbW_MBtRYj8YQVlFz4n5_mx8DDc7R0/https/cdn.ncbi.nlm.nih.gov/pubmed/persistent/pubmed-meta-image.png?width=100&amp;height=100" xlink:type="simple" xlink:show="embed" xlink:actuate="onLoad"/></draw:frame>PubMed</text:p>
            <text:p text:style-name="P15"><text:a xlink:type="simple" xlink:href="https://pubmed.ncbi.nlm.nih.gov/26730587/" office:target-frame-name="_blank" xlink:show="new" text:style-name="Internet_20_link" text:visited-style-name="Visited_20_Internet_20_Link"><text:span text:style-name="T11">The Induction of Heme Oxygenase 1 Decreases Painful Diabetic Neurop...</text:span></text:a></text:p>
            <text:p text:style-name="P18">Painful diabetic neuropathy is a common complication of diabetes mellitus which is poorly controlled by conventional analgesics. This study investigates if treatment with an heme oxygenase 1 (HO-1) inducer, cobalt protoporphyrin IX (CoPP), could modulate the allodynia and hyperalgesia induced by dia …</text:p>
            <text:p text:style-name="P20"><draw:frame draw:style-name="fr3" draw:name="graphics14" text:anchor-type="char" svg:width="0.8335in" svg:height="0.8335in" draw:z-index="17"><draw:image xlink:href="https://images-ext-2.discordapp.net/external/aI7wFgKLZtVwyVbW_MBtRYj8YQVlFz4n5_mx8DDc7R0/https/cdn.ncbi.nlm.nih.gov/pubmed/persistent/pubmed-meta-image.png?width=100&amp;height=100" xlink:type="simple" xlink:show="embed" xlink:actuate="onLoad"/></draw:frame></text:p>
          </text:list-header>
        </text:list>
      </text:section>
      <text:section text:style-name="Sect1" text:name="message-content-987034569880502333">
        <text:list xml:id="list33561344" text:continue-numbering="true" text:style-name="L1">
          <text:list-item>
            <text:p text:style-name="P6"><text:span text:style-name="Strong_20_Emphasis"><text:span text:style-name="T8">We simply do not need ibogaine or other agents for the reveral of opioid tolerance and dependence. We can use deferoxamine intranasally</text:span></text:span><text:span text:style-name="T9"> Intranasal deferoxamine has 200 fold higher brain exposure that peripheral administration and has significantly lower systemic exposure while eliminating the neccesity of lengthy multiple hour long intravenous injections. </text:span><text:a xlink:type="simple" xlink:href="https://pubmed.ncbi.nlm.nih.gov/19509317/" office:target-frame-name="_blank" xlink:show="new" text:style-name="Internet_20_link" text:visited-style-name="Visited_20_Internet_20_Link"><text:span text:style-name="T12">https://pubmed.ncbi.nlm.nih.gov/19509317/</text:span></text:a><text:span text:style-name="T9"> </text:span><text:a xlink:type="simple" xlink:href="https://www.ncbi.nlm.nih.gov/pmc/articles/PMC7911954/" office:target-frame-name="_blank" xlink:show="new" text:style-name="Internet_20_link" text:visited-style-name="Visited_20_Internet_20_Link"><text:span text:style-name="T12">https://www.ncbi.nlm.nih.gov/pmc/articles/PMC7911954/</text:span></text:a><text:span text:style-name="T9"> </text:span><text:a xlink:type="simple" xlink:href="https://sma.org/abstracts/intranasal-deferoxamine/" office:target-frame-name="_blank" xlink:show="new" text:style-name="Internet_20_link" text:visited-style-name="Visited_20_Internet_20_Link"><text:span text:style-name="T12">https://sma.org/abstracts/intranasal-deferoxamine/</text:span></text:a></text:p>
          </text:list-item>
        </text:list>
      </text:section>
      <text:section text:style-name="Sect1" text:name="message-content-987034734192386068">
        <text:list xml:id="list33576123" text:continue-numbering="true" text:style-name="L1">
          <text:list-item>
            <text:p text:style-name="P6"><text:a xlink:type="simple" xlink:href="https://smaorg-bucket.s3.amazonaws.com/video/PIT/2021_PIT/Abstracts/Session6A_B/Kosyakovsky.mp4" office:target-frame-name="_blank" xlink:show="new" text:style-name="Internet_20_link" text:visited-style-name="Visited_20_Internet_20_Link"><text:span text:style-name="T12">https://smaorg-bucket.s3.amazonaws.com/video/PIT/2021_PIT/Abstracts/Session6A_B/Kosyakovsky.mp4</text:span></text:a></text:p>
          </text:list-item>
        </text:list>
      </text:section>
      <text:section text:style-name="Sect1" text:name="message-content-987035349077332039">
        <text:list xml:id="list33549927" text:continue-numbering="true" text:style-name="L1">
          <text:list-item>
            <text:p text:style-name="P11"><draw:frame draw:style-name="fr2" draw:name="Frame13" text:anchor-type="char" svg:width="0.0417in" draw:z-index="18"><draw:text-box fo:min-height="0.0161in"><text:p text:style-name="P5"/></draw:text-box></draw:frame>Pax1l</text:p>
          </text:list-item>
        </text:list>
      </text:section>
      <text:list xml:id="list33561928" text:continue-numbering="true" text:style-name="L1">
        <text:list-item>
          <text:p text:style-name="P4"><draw:frame draw:style-name="fr1" draw:name="Frame10" text:anchor-type="char" svg:x="0in" svg:width="0.5835in" draw:z-index="19"><draw:text-box fo:min-height="0.0161in"><text:p text:style-name="P3">12:43 PM<draw:frame draw:style-name="fr2" draw:name="Frame11" text:anchor-type="char" svg:width="0.0161in" draw:z-index="25"><draw:text-box fo:min-height="0.0161in"><text:p text:style-name="P2">[</text:p></draw:text-box></draw:frame><draw:frame draw:style-name="fr2" draw:name="Frame12" text:anchor-type="char" svg:width="0.0161in" draw:z-index="26"><draw:text-box fo:min-height="0.0161in"><text:p text:style-name="P2">]</text:p></draw:text-box></draw:frame></text:p></draw:text-box></draw:frame><draw:frame draw:style-name="fr1" draw:name="Frame7" text:anchor-type="char" svg:x="0in" svg:width="0.5835in" draw:z-index="20"><draw:text-box fo:min-height="0.0161in"><text:p text:style-name="P3">12:42 PM<draw:frame draw:style-name="fr2" draw:name="Frame8" text:anchor-type="char" svg:width="0.0161in" draw:z-index="23"><draw:text-box fo:min-height="0.0161in"><text:p text:style-name="P2">[</text:p></draw:text-box></draw:frame><draw:frame draw:style-name="fr2" draw:name="Frame9" text:anchor-type="char" svg:width="0.0161in" draw:z-index="24"><draw:text-box fo:min-height="0.0161in"><text:p text:style-name="P2">]</text:p></draw:text-box></draw:frame></text:p></draw:text-box></draw:frame></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19T13:31:15.77</meta:creation-date>
    <meta:document-statistic meta:table-count="0" meta:image-count="14" meta:object-count="0" meta:page-count="6" meta:paragraph-count="60" meta:word-count="1820" meta:character-count="14416"/>
    <dc:date>2022-06-19T13:32:51.90</dc:date>
    <meta:editing-duration>PT1M42S</meta:editing-duration>
    <meta:editing-cycles>1</meta:editing-cycles>
    <meta:generator>OpenOffice/4.1.10$Win32 OpenOffice.org_project/4110m2$Build-9807</meta:generator>
  </office:meta>
</office:document-meta>
</file>